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575in"/>
    </style:style>
    <style:style style:name="co3" style:family="table-column">
      <style:table-column-properties fo:break-before="auto" style:column-width="1.3in"/>
    </style:style>
    <style:style style:name="co4" style:family="table-column">
      <style:table-column-properties fo:break-before="auto" style:column-width="1.65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6839in" fo:break-before="auto" style:use-optimal-row-height="true"/>
    </style:style>
    <style:style style:name="ro8" style:family="table-row">
      <style:table-row-properties style:row-height="0.35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ext-properties fo:font-size="15pt" style:font-size-asian="15pt" style:font-size-complex="15pt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1" table:number-columns-repeated="2" table:default-cell-style-name="Default"/>
        <table:table-row table:style-name="ro2">
          <table:table-cell table:style-name="ce1" office:value-type="float" office:value="500">
            <text:p>500</text:p>
          </table:table-cell>
          <table:table-cell/>
          <table:table-cell table:style-name="ce1" office:value-type="float" office:value="2400">
            <text:p>2400</text:p>
          </table:table-cell>
          <table:table-cell table:number-columns-repeated="2"/>
          <table:table-cell office:value-type="string">
            <text:p>credit</text:p>
          </table:table-cell>
          <table:table-cell table:number-columns-repeated="2"/>
          <table:table-cell table:style-name="ce2" office:value-type="string">
            <text:p>ICICI</text:p>
          </table:table-cell>
          <table:table-cell office:value-type="float" office:value="-3005">
            <text:p>-3005</text:p>
          </table:table-cell>
          <table:table-cell/>
          <table:table-cell table:formula="of:=SUM([.J1:.J24])" office:value-type="float" office:value="-342016">
            <text:p>-342016</text:p>
          </table:table-cell>
          <table:table-cell table:style-name="ce5" table:formula="of:=SUM([.F1:.L23])" office:value-type="float" office:value="503127">
            <text:p>503127</text:p>
          </table:table-cell>
        </table:table-row>
        <table:table-row table:style-name="ro1">
          <table:table-cell table:style-name="ce1" office:value-type="float" office:value="2400">
            <text:p>2400</text:p>
          </table:table-cell>
          <table:table-cell/>
          <table:table-cell table:style-name="ce1" office:value-type="float" office:value="1600">
            <text:p>1600</text:p>
          </table:table-cell>
          <table:table-cell/>
          <table:table-cell office:value-type="string">
            <text:p>Jan</text:p>
          </table:table-cell>
          <table:table-cell office:value-type="float" office:value="62850">
            <text:p>62850</text:p>
          </table:table-cell>
          <table:table-cell table:number-columns-repeated="2"/>
          <table:table-cell table:style-name="ce2" office:value-type="string">
            <text:p>axis annual fee</text:p>
          </table:table-cell>
          <table:table-cell office:value-type="float" office:value="-900">
            <text:p>-900</text:p>
          </table:table-cell>
          <table:table-cell table:number-columns-repeated="3"/>
        </table:table-row>
        <table:table-row table:style-name="ro3">
          <table:table-cell table:style-name="ce1" office:value-type="float" office:value="800">
            <text:p>800</text:p>
          </table:table-cell>
          <table:table-cell/>
          <table:table-cell table:style-name="ce1" office:value-type="float" office:value="800">
            <text:p>800</text:p>
          </table:table-cell>
          <table:table-cell table:number-columns-repeated="2"/>
          <table:table-cell office:value-type="float" office:value="126400">
            <text:p>126400</text:p>
          </table:table-cell>
          <table:table-cell table:number-columns-repeated="2"/>
          <table:table-cell table:style-name="ce2" office:value-type="string">
            <text:p>bike</text:p>
          </table:table-cell>
          <table:table-cell office:value-type="float" office:value="-50000">
            <text:p>-50000</text:p>
          </table:table-cell>
          <table:table-cell office:value-type="string">
            <text:p>5 times 10k</text:p>
          </table:table-cell>
          <table:table-cell table:number-columns-repeated="2"/>
        </table:table-row>
        <table:table-row table:style-name="ro4">
          <table:table-cell table:style-name="ce1" office:value-type="float" office:value="800">
            <text:p>800</text:p>
          </table:table-cell>
          <table:table-cell/>
          <table:table-cell table:style-name="ce1" office:value-type="float" office:value="1600">
            <text:p>1600</text:p>
          </table:table-cell>
          <table:table-cell table:number-columns-repeated="2"/>
          <table:table-cell office:value-type="float" office:value="63300">
            <text:p>63300</text:p>
          </table:table-cell>
          <table:table-cell table:number-columns-repeated="2"/>
          <table:table-cell table:style-name="ce3" office:value-type="string">
            <text:p>TECHPROCESS SOLUTIONS LTD </text:p>
          </table:table-cell>
          <table:table-cell office:value-type="float" office:value="-1311">
            <text:p>-1311</text:p>
          </table:table-cell>
          <table:table-cell table:number-columns-repeated="3"/>
        </table:table-row>
        <table:table-row table:style-name="ro3">
          <table:table-cell table:style-name="ce1" office:value-type="float" office:value="800">
            <text:p>800</text:p>
          </table:table-cell>
          <table:table-cell/>
          <table:table-cell table:style-name="ce1" office:value-type="float" office:value="1600">
            <text:p>1600</text:p>
          </table:table-cell>
          <table:table-cell/>
          <table:table-cell office:value-type="string">
            <text:p>Feb</text:p>
          </table:table-cell>
          <table:table-cell office:value-type="float" office:value="101232">
            <text:p>101232</text:p>
          </table:table-cell>
          <table:table-cell table:number-columns-repeated="2"/>
          <table:table-cell table:style-name="ce2" office:value-type="string">
            <text:p>raju NTK</text:p>
          </table:table-cell>
          <table:table-cell office:value-type="float" office:value="-40000">
            <text:p>-40000</text:p>
          </table:table-cell>
          <table:table-cell office:value-type="string">
            <text:p>50k got 10k</text:p>
          </table:table-cell>
          <table:table-cell table:number-columns-repeated="2"/>
        </table:table-row>
        <table:table-row table:style-name="ro5">
          <table:table-cell table:style-name="ce1" office:value-type="float" office:value="1600">
            <text:p>1600</text:p>
          </table:table-cell>
          <table:table-cell/>
          <table:table-cell table:style-name="ce1" office:value-type="float" office:value="2400">
            <text:p>2400</text:p>
          </table:table-cell>
          <table:table-cell table:number-columns-repeated="2"/>
          <table:table-cell office:value-type="float" office:value="96030">
            <text:p>96030</text:p>
          </table:table-cell>
          <table:table-cell table:number-columns-repeated="2"/>
          <table:table-cell table:style-name="ce2" office:value-type="string">
            <text:p>Jan 23<text:span text:style-name="T1">rd</text:span></text:p>
          </table:table-cell>
          <table:table-cell office:value-type="float" office:value="-100000">
            <text:p>-100000</text:p>
          </table:table-cell>
          <table:table-cell office:value-type="string">
            <text:p>may be for nagai return – what about 1.32 lacs on 23 and 24 jan</text:p>
          </table:table-cell>
          <table:table-cell table:number-columns-repeated="2"/>
        </table:table-row>
        <table:table-row table:style-name="ro1">
          <table:table-cell table:style-name="ce1" office:value-type="float" office:value="800">
            <text:p>800</text:p>
          </table:table-cell>
          <table:table-cell/>
          <table:table-cell table:style-name="ce1" office:value-type="float" office:value="2400">
            <text:p>2400</text:p>
          </table:table-cell>
          <table:table-cell table:number-columns-repeated="2"/>
          <table:table-cell office:value-type="float" office:value="10000">
            <text:p>10000</text:p>
          </table:table-cell>
          <table:table-cell table:number-columns-repeated="2"/>
          <table:table-cell table:style-name="ce2" office:value-type="string">
            <text:p>seetu</text:p>
          </table:table-cell>
          <table:table-cell office:value-type="float" office:value="-20000">
            <text:p>-20000</text:p>
          </table:table-cell>
          <table:table-cell table:number-columns-repeated="3"/>
        </table:table-row>
        <table:table-row table:style-name="ro5">
          <table:table-cell table:style-name="ce1" office:value-type="float" office:value="800">
            <text:p>800</text:p>
          </table:table-cell>
          <table:table-cell/>
          <table:table-cell table:style-name="ce1" office:value-type="float" office:value="800">
            <text:p>800</text:p>
          </table:table-cell>
          <table:table-cell table:number-columns-repeated="2"/>
          <table:table-cell office:value-type="float" office:value="100016">
            <text:p>100016</text:p>
          </table:table-cell>
          <table:table-cell table:number-columns-repeated="2"/>
          <table:table-cell table:style-name="ce2" office:value-type="string">
            <text:p>canara bank</text:p>
          </table:table-cell>
          <table:table-cell office:value-type="float" office:value="-1000">
            <text:p>-1000</text:p>
          </table:table-cell>
          <table:table-cell office:value-type="string">
            <text:p>till what date I gave u money for monthly salary?</text:p>
          </table:table-cell>
          <table:table-cell table:number-columns-repeated="2"/>
        </table:table-row>
        <table:table-row table:style-name="ro6">
          <table:table-cell table:style-name="ce1" office:value-type="float" office:value="1600">
            <text:p>1600</text:p>
          </table:table-cell>
          <table:table-cell/>
          <table:table-cell table:style-name="ce1" office:value-type="float" office:value="1600">
            <text:p>1600</text:p>
          </table:table-cell>
          <table:table-cell/>
          <table:table-cell office:value-type="string">
            <text:p>March</text:p>
          </table:table-cell>
          <table:table-cell office:value-type="float" office:value="50058">
            <text:p>50058</text:p>
          </table:table-cell>
          <table:table-cell table:number-columns-repeated="2"/>
          <table:table-cell table:style-name="ce2" office:value-type="string">
            <text:p>amazon</text:p>
          </table:table-cell>
          <table:table-cell office:value-type="float" office:value="-1000">
            <text:p>-1000</text:p>
          </table:table-cell>
          <table:table-cell office:value-type="string">
            <text:p>Any 1000 rs from icici bank?</text:p>
          </table:table-cell>
          <table:table-cell table:number-columns-repeated="2"/>
        </table:table-row>
        <table:table-row table:style-name="ro7">
          <table:table-cell table:style-name="ce1" office:value-type="float" office:value="1600">
            <text:p>1600</text:p>
          </table:table-cell>
          <table:table-cell/>
          <table:table-cell table:style-name="ce1" office:value-type="float" office:value="2400">
            <text:p>2400</text:p>
          </table:table-cell>
          <table:table-cell table:number-columns-repeated="2"/>
          <table:table-cell office:value-type="float" office:value="19413">
            <text:p>19413</text:p>
          </table:table-cell>
          <table:table-cell table:number-columns-repeated="2"/>
          <table:table-cell table:style-name="ce2" office:value-type="string">
            <text:p>balance</text:p>
          </table:table-cell>
          <table:table-cell office:value-type="float" office:value="-94700">
            <text:p>-94700</text:p>
          </table:table-cell>
          <table:table-cell office:value-type="string">
            <text:p>what ids canara bank account no? 4373101010564CNRB0004373</text:p>
          </table:table-cell>
          <table:table-cell table:number-columns-repeated="2"/>
        </table:table-row>
        <table:table-row table:style-name="ro1">
          <table:table-cell table:style-name="ce1" office:value-type="float" office:value="2400">
            <text:p>2400</text:p>
          </table:table-cell>
          <table:table-cell/>
          <table:table-cell table:style-name="ce1" office:value-type="float" office:value="1600">
            <text:p>1600</text:p>
          </table:table-cell>
          <table:table-cell table:number-columns-repeated="2"/>
          <table:table-cell office:value-type="float" office:value="284">
            <text:p>284</text:p>
          </table:table-cell>
          <table:table-cell table:number-columns-repeated="2"/>
          <table:table-cell table:style-name="ce2" office:value-type="string">
            <text:p>interview</text:p>
          </table:table-cell>
          <table:table-cell office:value-type="float" office:value="12000">
            <text:p>12000</text:p>
          </table:table-cell>
          <table:table-cell table:number-columns-repeated="3"/>
        </table:table-row>
        <table:table-row table:style-name="ro1">
          <table:table-cell table:style-name="ce1" office:value-type="float" office:value="1600">
            <text:p>1600</text:p>
          </table:table-cell>
          <table:table-cell/>
          <table:table-cell table:style-name="ce1" office:value-type="float" office:value="2400">
            <text:p>2400</text:p>
          </table:table-cell>
          <table:table-cell/>
          <table:table-cell office:value-type="string">
            <text:p>April</text:p>
          </table:table-cell>
          <table:table-cell table:number-columns-repeated="3"/>
          <table:table-cell table:style-name="ce2" office:value-type="string">
            <text:p>mama</text:p>
          </table:table-cell>
          <table:table-cell office:value-type="float" office:value="20000">
            <text:p>20000</text:p>
          </table:table-cell>
          <table:table-cell table:number-columns-repeated="3"/>
        </table:table-row>
        <table:table-row table:style-name="ro1">
          <table:table-cell table:style-name="ce1" office:value-type="float" office:value="1600">
            <text:p>1600</text:p>
          </table:table-cell>
          <table:table-cell/>
          <table:table-cell table:style-name="ce1" office:value-type="float" office:value="2400">
            <text:p>2400</text:p>
          </table:table-cell>
          <table:table-cell/>
          <table:table-cell office:value-type="string">
            <text:p>May</text:p>
          </table:table-cell>
          <table:table-cell office:value-type="float" office:value="107392">
            <text:p>107392</text:p>
          </table:table-cell>
          <table:table-cell table:number-columns-repeated="2"/>
          <table:table-cell table:style-name="ce2" office:value-type="string">
            <text:p>Vanitha</text:p>
          </table:table-cell>
          <table:table-cell office:value-type="float" office:value="25000">
            <text:p>25000</text:p>
          </table:table-cell>
          <table:table-cell table:number-columns-repeated="3"/>
        </table:table-row>
        <table:table-row table:style-name="ro1">
          <table:table-cell table:formula="of:=SUM([.A1:.A13])" office:value-type="float" office:value="17300">
            <text:p>17300</text:p>
          </table:table-cell>
          <table:table-cell/>
          <table:table-cell table:formula="of:=SUM([.C1:.C13])" office:value-type="float" office:value="24000">
            <text:p>24000</text:p>
          </table:table-cell>
          <table:table-cell/>
          <table:table-cell office:value-type="string">
            <text:p>June</text:p>
          </table:table-cell>
          <table:table-cell office:value-type="float" office:value="50026">
            <text:p>50026</text:p>
          </table:table-cell>
          <table:table-cell table:number-columns-repeated="2"/>
          <table:table-cell office:value-type="string">
            <text:p>paytm</text:p>
          </table:table-cell>
          <table:table-cell office:value-type="float" office:value="-1100">
            <text:p>-1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788">
            <text:p>6788</text:p>
          </table:table-cell>
          <table:table-cell table:number-columns-repeated="2"/>
          <table:table-cell office:value-type="string">
            <text:p>Land Sand</text:p>
          </table:table-cell>
          <table:table-cell office:value-type="float" office:value="-7000">
            <text:p>-70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503">
            <text:p>9503</text:p>
          </table:table-cell>
          <table:table-cell table:number-columns-repeated="2"/>
          <table:table-cell office:value-type="string">
            <text:p>Land Veli</text:p>
          </table:table-cell>
          <table:table-cell office:value-type="float" office:value="-13000">
            <text:p>-130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35860">
            <text:p>135860</text:p>
          </table:table-cell>
          <table:table-cell table:number-columns-repeated="2"/>
          <table:table-cell office:value-type="string">
            <text:p>Amma Bag</text:p>
          </table:table-cell>
          <table:table-cell office:value-type="float" office:value="-2000">
            <text:p>-20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8330">
            <text:p>68330</text:p>
          </table:table-cell>
          <table:table-cell table:number-columns-repeated="2"/>
          <table:table-cell office:value-type="string">
            <text:p>Mama Salary – feb,mar, apr, may</text:p>
          </table:table-cell>
          <table:table-cell office:value-type="float" office:value="-40000">
            <text:p>-400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37">
            <text:p>137</text:p>
          </table:table-cell>
          <table:table-cell table:number-columns-repeated="2"/>
          <table:table-cell office:value-type="string">
            <text:p>mama salary – june , july</text:p>
          </table:table-cell>
          <table:table-cell office:value-type="float" office:value="-24000">
            <text:p>-240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July</text:p>
          </table:table-cell>
          <table:table-cell office:value-type="float" office:value="68000">
            <text:p>6800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68510">
            <text:p>6851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formula="of:=SUM([.F2:.F21])" office:value-type="float" office:value="1144129">
            <text:p>1144129</text:p>
          </table:table-cell>
          <table:table-cell office:value-type="float" office:value="-1122614">
            <text:p>-1122614</text:p>
          </table:table-cell>
          <table:table-cell table:formula="of:=SUM([.F23:.G23])" office:value-type="float" office:value="21515">
            <text:p>21515</text:p>
          </table:table-cell>
          <table:table-cell table:number-columns-repeated="5"/>
        </table:table-row>
        <table:table-row table:style-name="ro1" table:number-rows-repeated="104855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8">
          <table:table-cell table:style-name="ce3" office:value-type="string" table:number-columns-spanned="2" table:number-rows-spanned="1">
            <text:p>Expected Interest Only Income</text:p>
          </table:table-cell>
          <table:covered-table-cell/>
          <table:table-cell/>
          <table:table-cell table:style-name="ce3" office:value-type="string" table:number-columns-spanned="2" table:number-rows-spanned="1">
            <text:p>Completed Interest only Income</text:p>
          </table:table-cell>
          <table:covered-table-cell/>
        </table:table-row>
        <table:table-row table:style-name="ro1">
          <table:table-cell office:value-type="float" office:value="800">
            <text:p>800</text:p>
          </table:table-cell>
          <table:table-cell table:formula="of:=SUM([.A2:.A73])" office:value-type="float" office:value="96400">
            <text:p>96400</text:p>
          </table:table-cell>
          <table:table-cell/>
          <table:table-cell office:value-type="float" office:value="800">
            <text:p>800</text:p>
          </table:table-cell>
          <table:table-cell table:formula="of:=SUM([.D2:.D72])" office:value-type="float" office:value="52100">
            <text:p>52100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table:number-columns-repeated="2"/>
          <table:table-cell office:value-type="float" office:value="1600">
            <text:p>1600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office:value-type="float" office:value="400">
            <text:p>400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table:number-columns-repeated="2"/>
          <table:table-cell office:value-type="float" office:value="1600">
            <text:p>1600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 table:number-columns-repeated="2"/>
          <table:table-cell office:value-type="float" office:value="1600">
            <text:p>1600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 table:number-columns-repeated="2"/>
          <table:table-cell office:value-type="float" office:value="1600">
            <text:p>1600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table:number-columns-repeated="2"/>
          <table:table-cell office:value-type="float" office:value="1600">
            <text:p>1600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table:number-columns-repeated="2"/>
          <table:table-cell office:value-type="float" office:value="800">
            <text:p>800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office:value-type="float" office:value="2400">
            <text:p>2400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office:value-type="float" office:value="800">
            <text:p>800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table:number-columns-repeated="2"/>
          <table:table-cell office:value-type="float" office:value="400">
            <text:p>400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office:value-type="float" office:value="800">
            <text:p>800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office:value-type="float" office:value="1600">
            <text:p>1600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table:number-columns-repeated="2"/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office:value-type="float" office:value="800">
            <text:p>800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office:value-type="float" office:value="1600">
            <text:p>1600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table:number-columns-repeated="2"/>
          <table:table-cell office:value-type="float" office:value="2400">
            <text:p>2400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table:number-columns-repeated="2"/>
          <table:table-cell office:value-type="float" office:value="800">
            <text:p>800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office:value-type="float" office:value="2400">
            <text:p>2400</text:p>
          </table:table-cell>
          <table:table-cell/>
        </table:table-row>
        <table:table-row table:style-name="ro1">
          <table:table-cell office:value-type="float" office:value="1200">
            <text:p>1200</text:p>
          </table:table-cell>
          <table:table-cell table:number-columns-repeated="2"/>
          <table:table-cell office:value-type="float" office:value="1600">
            <text:p>1600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table:number-columns-repeated="2"/>
          <table:table-cell office:value-type="float" office:value="1600">
            <text:p>1600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office:value-type="float" office:value="800">
            <text:p>800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office:value-type="float" office:value="400">
            <text:p>400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 table:number-columns-repeated="2"/>
          <table:table-cell office:value-type="float" office:value="2400">
            <text:p>2400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office:value-type="float" office:value="2400">
            <text:p>2400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table:number-columns-repeated="2"/>
          <table:table-cell office:value-type="float" office:value="1600">
            <text:p>1600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 table:number-columns-repeated="2"/>
          <table:table-cell office:value-type="float" office:value="800">
            <text:p>800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table:number-columns-repeated="2"/>
          <table:table-cell office:value-type="float" office:value="2400">
            <text:p>2400</text:p>
          </table:table-cell>
          <table:table-cell/>
        </table:table-row>
        <table:table-row table:style-name="ro1">
          <table:table-cell office:value-type="float" office:value="1200">
            <text:p>1200</text:p>
          </table:table-cell>
          <table:table-cell table:number-columns-repeated="2"/>
          <table:table-cell office:value-type="float" office:value="1600">
            <text:p>1600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 table:number-columns-repeated="2"/>
          <table:table-cell office:value-type="float" office:value="800">
            <text:p>800</text:p>
          </table:table-cell>
          <table:table-cell/>
        </table:table-row>
        <table:table-row table:style-name="ro1">
          <table:table-cell office:value-type="float" office:value="2800">
            <text:p>2800</text:p>
          </table:table-cell>
          <table:table-cell table:number-columns-repeated="2"/>
          <table:table-cell office:value-type="float" office:value="800">
            <text:p>800</text:p>
          </table:table-cell>
          <table:table-cell/>
        </table:table-row>
        <table:table-row table:style-name="ro1">
          <table:table-cell office:value-type="float" office:value="2800">
            <text:p>2800</text:p>
          </table:table-cell>
          <table:table-cell table:number-columns-repeated="2"/>
          <table:table-cell office:value-type="float" office:value="1600">
            <text:p>1600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office:value-type="float" office:value="800">
            <text:p>800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table:number-columns-repeated="2"/>
          <table:table-cell office:value-type="float" office:value="2400">
            <text:p>2400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office:value-type="float" office:value="1600">
            <text:p>1600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table:number-columns-repeated="2"/>
          <table:table-cell office:value-type="float" office:value="1600">
            <text:p>1600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office:value-type="float" office:value="2400">
            <text:p>2400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200">
            <text:p>120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400">
            <text:p>240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3000">
            <text:p>300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000">
            <text:p>100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400">
            <text:p>240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3000">
            <text:p>300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000">
            <text:p>200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500">
            <text:p>150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3000">
            <text:p>300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400">
            <text:p>40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200">
            <text:p>120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200">
            <text:p>120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000">
            <text:p>200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400">
            <text:p>240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500">
            <text:p>250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5000">
            <text:p>500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000">
            <text:p>1000</text:p>
          </table:table-cell>
          <table:table-cell table:number-columns-repeated="2"/>
          <table:table-cell table:style-name="Default"/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07/17/2018</text:date>, <text:time>16:4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wahar subramanian</meta:initial-creator>
    <meta:creation-date>2018-07-14T23:32:41.88</meta:creation-date>
    <dc:date>2018-07-17T16:40:30.80</dc:date>
    <dc:creator>jawahar subramanian</dc:creator>
    <meta:editing-duration>PT1H2M24S</meta:editing-duration>
    <meta:editing-cycles>34</meta:editing-cycles>
    <meta:generator>OpenOffice/4.1.5$Win32 OpenOffice.org_project/415m1$Build-9789</meta:generator>
    <meta:document-statistic meta:table-count="3" meta:cell-count="209" meta:object-count="0"/>
  </office:meta>
</office:document-meta>
</file>